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" svg:font-family="Inter, BlinkMacSystemFont, 'Segoe UI', Roboto, Oxygen, Ubuntu, Cantarell, 'Fira Sans', 'Droid Sans', 'Helvetica Neue', sans-serif"/>
    <style:font-face style:name="var font-code" svg:font-family="'var font-code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chivo Black" svg:font-family="'Archivo Black'" style:font-pitch="variable"/>
    <style:font-face style:name="Archivo Narrow" svg:font-family="'Archivo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chivo Black" officeooo:rsid="00139df0" officeooo:paragraph-rsid="00139df0"/>
    </style:style>
    <style:style style:name="P2" style:family="paragraph" style:parent-style-name="Standard">
      <style:text-properties style:font-name="Archivo Narrow" fo:font-weight="normal" officeooo:rsid="00139df0" officeooo:paragraph-rsid="00139df0" style:font-weight-asian="normal" style:font-weight-complex="normal"/>
    </style:style>
    <style:style style:name="P3" style:family="paragraph" style:parent-style-name="Standard">
      <style:text-properties style:font-name="Archivo Narrow" fo:font-weight="normal" officeooo:rsid="0015202b" officeooo:paragraph-rsid="0015202b" style:font-weight-asian="normal" style:font-weight-complex="normal"/>
    </style:style>
    <style:style style:name="P4" style:family="paragraph" style:parent-style-name="Standard">
      <style:text-properties style:font-name="Archivo Narrow" fo:font-weight="normal" officeooo:rsid="0015b394" officeooo:paragraph-rsid="0015202b" style:font-weight-asian="normal" style:font-weight-complex="normal"/>
    </style:style>
    <style:style style:name="P5" style:family="paragraph" style:parent-style-name="Standard">
      <style:text-properties style:font-name="Archivo Narrow" fo:font-weight="normal" officeooo:rsid="0015b394" officeooo:paragraph-rsid="0015b394" style:font-weight-asian="normal" style:font-weight-complex="normal"/>
    </style:style>
    <style:style style:name="P6" style:family="paragraph" style:parent-style-name="Standard">
      <style:text-properties style:font-name="Archivo Narrow" fo:font-weight="bold" officeooo:rsid="0015b394" officeooo:paragraph-rsid="0015b394" style:font-weight-asian="bold" style:font-weight-complex="bold"/>
    </style:style>
    <style:style style:name="P7" style:family="paragraph" style:parent-style-name="Text_20_body">
      <style:text-properties style:font-name="Archivo Narrow" fo:font-weight="normal" officeooo:rsid="0015b394" officeooo:paragraph-rsid="0015b394" style:font-weight-asian="normal" style:font-weight-complex="normal"/>
    </style:style>
    <style:style style:name="T1" style:family="text">
      <style:text-properties officeooo:rsid="0015b39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1b1b1b" style:font-name="Inter" fo:font-size="12pt" fo:letter-spacing="normal" fo:font-style="normal"/>
    </style:style>
    <style:style style:name="T4" style:family="text">
      <style:text-properties fo:font-variant="normal" fo:text-transform="none" fo:color="#1b1b1b" style:font-name="Inter" fo:font-size="12pt" fo:letter-spacing="normal" fo:font-style="normal" fo:font-weight="normal"/>
    </style:style>
    <style:style style:name="T5" style:family="text">
      <style:text-properties fo:font-variant="normal" fo:text-transform="none" fo:color="#1b1b1b" style:font-name="Inter" fo:font-size="12pt" fo:letter-spacing="normal" fo:font-style="normal" officeooo:rsid="0015c0e9"/>
    </style:style>
    <style:style style:name="T6" style:family="text">
      <style:text-properties fo:font-variant="normal" fo:text-transform="none" fo:color="#1b1b1b" style:font-name="Inter" fo:font-size="12pt" fo:letter-spacing="normal" fo:font-style="normal" fo:font-weight="bold" officeooo:rsid="0015c0e9" style:font-weight-asian="bold" style:font-weight-complex="bold"/>
    </style:style>
    <style:style style:name="T7" style:family="text">
      <style:text-properties fo:font-variant="normal" fo:text-transform="none" fo:color="#1b1b1b" style:font-name="var font-code" fo:font-size="12pt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de HTML - </text:p>
      <text:p text:style-name="P1"/>
      <text:p text:style-name="P1">HTML: Lenguajes de Marcas de Hipertexto</text:p>
      <text:p text:style-name="P1"/>
      <text:p text:style-name="P2">En un HTML se debe incluir los textos, links, llamados a imágenes y vídeos, y principalmente las etiquetas que estructuran el contenido de toda pagina web.</text:p>
      <text:p text:style-name="P2"/>
      <text:p text:style-name="P2">Algo muy importante para aclarar es que, todas las definiciones estéticas irán en la hoja de estilos CSS, y no en el documento HTML.</text:p>
      <text:p text:style-name="P2"/>
      <text:p text:style-name="P2">Sintaxis de ciertos Elementos: <text:span text:style-name="T1">(Dictionary)</text:span></text:p>
      <text:p text:style-name="P2"/>
      <text:p text:style-name="P6">Estructura Basica de un documento HTML:</text:p>
      <text:p text:style-name="P5"/>
      <text:p text:style-name="P5">&lt;!DOCTYPE html&gt;</text:p>
      <text:p text:style-name="P5"/>
      <text:p text:style-name="P5">&lt;html lang=” “&gt;</text:p>
      <text:p text:style-name="P5"><text:s text:c="4"/></text:p>
      <text:p text:style-name="P5"><text:s text:c="8"/>&lt;head&gt;</text:p>
      <text:p text:style-name="P5"><text:s text:c="21"/>&lt;meta chearset=”UTF-8”&gt;</text:p>
      <text:p text:style-name="P5"><text:s text:c="23"/></text:p>
      <text:p text:style-name="P5"><text:s text:c="22"/>&lt;meta name=”viewport” content=”width=device-width,</text:p>
      <text:p text:style-name="P5"><text:s text:c="2"/></text:p>
      <text:p text:style-name="P5">Initital-Scale=1”&gt;</text:p>
      <text:p text:style-name="P5"/>
      <text:p text:style-name="P5"><text:s text:c="2"/></text:p>
      <text:p text:style-name="P5"><text:s text:c="4"/>&lt;/head&gt;</text:p>
      <text:p text:style-name="P5"><text:s text:c="19"/>&lt;body&gt;</text:p>
      <text:p text:style-name="P5"><text:s text:c="27"/></text:p>
      <text:p text:style-name="P5"><text:s text:c="19"/>&lt;/body&gt;</text:p>
      <text:p text:style-name="P5"><text:s text:c="3"/>&lt;/html&gt;</text:p>
      <text:p text:style-name="P2"/>
      <text:p text:style-name="P2"/>
      <text:p text:style-name="P2"><text:span text:style-name="T2">Paragraph: </text:span>&lt;p&gt; <text:s text:c="2"/>Contenido &lt;/p&gt;</text:p>
      <text:p text:style-name="P2"/>
      <text:p text:style-name="P2"><text:span text:style-name="T2">Return Space: </text:span>&lt;br&gt;</text:p>
      <text:p text:style-name="P2"/>
      <text:p text:style-name="P2"><text:span text:style-name="T2">Headers (H1 to H6);</text:span> &lt;h1&gt; &lt;/h1&gt;</text:p>
      <text:p text:style-name="P2"/>
      <text:p text:style-name="P3"><text:span text:style-name="T2">Principal bases: </text:span>&lt;body&gt;&lt;/body&gt;</text:p>
      <text:p text:style-name="P3"/>
      <text:p text:style-name="P3">I<text:span text:style-name="T2">ndex start:</text:span> &lt;head&gt; &lt;/head&gt;</text:p>
      <text:p text:style-name="P3"/>
      <text:p text:style-name="P3"><text:span text:style-name="T2">Bold words:</text:span> &lt;strong&gt;&lt;/strong&gt;</text:p>
      <text:p text:style-name="P3"/>
      <text:p text:style-name="P3"><text:span text:style-name="T2">Highlight:</text:span> &lt;mark&gt;&lt;/mark&gt;</text:p>
      <text:p text:style-name="P3"/>
      <text:p text:style-name="P3"><text:span text:style-name="T2">images: </text:span>&lt;img src=”” alt=”” <text:s/>hegiht=”” Width=””&gt;</text:p>
      <text:p text:style-name="P3"/>
      <text:p text:style-name="P3"><text:span text:style-name="T2">Add link:</text:span> &lt;a href="Add link here"&gt;&lt;/a&gt;</text:p>
      <text:p text:style-name="P3"/>
      <text:p text:style-name="P6">Indentado: </text:p>
      <text:p text:style-name="P5"><text:soft-page-break/><text:s text:c="3"/></text:p>
      <text:p text:style-name="P5"><text:s text:c="4"/>&lt;main&gt;</text:p>
      <text:p text:style-name="P5"><text:s text:c="19"/>&lt;ul&gt;</text:p>
      <text:p text:style-name="P5"><text:s text:c="27"/>&lt;li&gt; contenido &lt;/li&gt; (Títulos en orden jerárquico)</text:p>
      <text:p text:style-name="P5"><text:s text:c="27"/>&lt;li&gt; contenido &lt;/li&gt;</text:p>
      <text:p text:style-name="P5"><text:s text:c="27"/>&lt;li&gt; contenido &lt;/li&gt;</text:p>
      <text:p text:style-name="P5"><text:s text:c="19"/>&lt;/ul&gt;</text:p>
      <text:p text:style-name="P5"><text:s text:c="3"/>&lt;/main&gt;</text:p>
      <text:p text:style-name="P5"/>
      <text:p text:style-name="P7"><text:span text:style-name="T6">Emphasis:</text:span><text:span text:style-name="T5"> </text:span><text:span text:style-name="T3">El </text:span><text:span text:style-name="Strong_20_Emphasis"><text:span text:style-name="T4">elemento HTML </text:span></text:span><text:span text:style-name="Strong_20_Emphasis"><text:span text:style-name="Source_20_Text"><text:span text:style-name="T7">&lt;em&gt;</text:span></text:span></text:span><text:span text:style-name="T3"> es el apropiado para marcar con énfasis las partes importantes de un texto. El elemento </text:span><text:span text:style-name="Source_20_Text"><text:span text:style-name="T7">&lt;em&gt;</text:span></text:span><text:span text:style-name="T3"> puede ser anidado, con cada nivel de anidamiento indicando un mayor grado de énfasis.</text:span></text:p>
      <text:p text:style-name="Text_20_body"/>
      <text:p text:style-name="Text_20_body"><text:line-break/></text:p>
      <text:p text:style-name="P5"/>
      <text:p text:style-name="P3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" svg:font-family="Inter, BlinkMacSystemFont, 'Segoe UI', Roboto, Oxygen, Ubuntu, Cantarell, 'Fira Sans', 'Droid Sans', 'Helvetica Neue', sans-serif"/>
    <style:font-face style:name="var font-code" svg:font-family="'var font-code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chivo Black" svg:font-family="'Archivo Black'" style:font-pitch="variable"/>
    <style:font-face style:name="Archivo Narrow" svg:font-family="'Archivo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2T08:05:16.665352777</meta:creation-date>
    <dc:date>2022-12-22T08:44:58.683030933</dc:date>
    <meta:editing-duration>PT3M20S</meta:editing-duration>
    <meta:editing-cycles>1</meta:editing-cycles>
    <meta:document-statistic meta:table-count="0" meta:image-count="0" meta:object-count="0" meta:page-count="2" meta:paragraph-count="41" meta:word-count="177" meta:character-count="1471" meta:non-whitespace-character-count="1039"/>
    <meta:generator>LibreOffice/6.1.5.2$Linux_X86_64 LibreOffice_project/10$Build-2</meta:generator>
  </office:meta>
</office:document-meta>
</file>